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2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text-properties fo:font-size="6pt" style:font-size-asian="6pt" style:font-size-complex="6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background-color="transparent"/>
    </style:style>
    <style:style style:name="T24" style:family="text">
      <style:text-properties style:use-window-font-color="true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>ПРОТОКОЛ <text:span text:style-name="T9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14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17"/>
      <text:p text:style-name="P1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5">H</text:span>*(10) = <text:span text:style-name="T18"><text:s/></text:span><text:span text:style-name="T16">$bground </text:span><text:s/>нЗв/ч, <text:s/>согласно методике, изложенной в <text:span text:style-name="T24">МП.2377-2013</text:span></text:p>
      <text:p text:style-name="P15"><text:span text:style-name="T9">1. С</text:span>редства <text:span text:style-name="T9">поверки</text:span></text:p>
      <text:p text:style-name="P10">а)<text:tab/>Эталонные средства измерений: </text:p>
      <text:p text:style-name="P20">- <text:span text:style-name="T3">$facility_110</text:span>;</text:p>
      <text:p text:style-name="P20">- <text:span text:style-name="T3">$facility_1</text:span><text:span text:style-name="T9">3</text:span><text:span text:style-name="T3">0</text:span>;</text:p>
      <text:p text:style-name="P11"><text:span text:style-name="T7">б</text:span><text:span text:style-name="T8">)<text:tab/></text:span><text:span text:style-name="T7">Оборудование</text:span><text:span text:style-name="T8">:</text:span></text:p>
      <text:p text:style-name="P21">- пульт проверки БД ТИАЯ.441546.001, или адаптер интерфейсный ТИАЯ.468369.004 с ПЭВМ, управляемой программой “SARKtech”;</text:p>
      <text:p text:style-name="P16">2. Поверка блоков детектирования</text:p>
      <text:p text:style-name="P10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2">- контроль работоспособности<text:tab/></text:p>
      <text:p text:style-name="P10"><text:span text:style-name="T9">б</text:span>)<text:tab/>Определение допускаемой основной относительной погрешности измерения <text:s/>мощности <text:span text:style-name="T9">поглощенной</text:span> дозы измерителя с БДКГ–<text:span text:style-name="T9">25</text:span>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Блок детектирования <text:span text:style-name="T9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<text:span text:style-name="T3"><text:s/></text:span><text:span text:style-name="T9">поглощен-ной</text:span> дозы в <text:span text:style-name="T9">контроль-ной</text:span> точке <text:span text:style-name="T15">Ḋ</text:span><text:span text:style-name="T13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0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10">Относи-тельная</text:span><text:span text:style-name="T23"> </text:span><text:span text:style-name="T10">погреш-ность</text:span><text:span text:style-name="T23"> </text:span><text:span text:style-name="T10">измерения</text:span> </text:p>
            <text:p text:style-name="P28"><text:span text:style-name="T11">θ</text:span><text:span text:style-name="T14">пр</text:span><text:span text:style-name="T13">i</text:span><text:span text:style-name="T9">,</text:span> %</text:p>
          </table:table-cell>
          <table:table-cell table:style-name="t1.B2" table:number-rows-spanned="3" office:value-type="string">
            <text:p text:style-name="P26"><text:span text:style-name="T9">Довери-тель</text:span>ная граница погреш-ности измерения <text:span text:style-name="T6">Δ</text:span><text:span text:style-name="T13">i</text:span><text:span text:style-name="T3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9">относи-тельной</text:span> <text:span text:style-name="T3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Гр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5">D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5">D</text:span><text:span text:style-name="T12">1</text:span></text:p>
          </table:table-cell>
          <table:table-cell table:style-name="t1.D3" office:value-type="string">
            <text:p text:style-name="P30"><text:span text:style-name="T26">D</text:span><text:span text:style-name="T12">2</text:span></text:p>
          </table:table-cell>
          <table:table-cell table:style-name="t1.D3" office:value-type="string">
            <text:p text:style-name="P30"><text:span text:style-name="T26">D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9">0,</text:span>7 <text:span text:style-name="T9">мкГр</text:span>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7" office:value-type="string">
            <text:p text:style-name="P8">±30</text:p>
          </table:table-cell>
        </table:table-row>
        <table:table-row table:style-name="t1.5">
          <table:table-cell table:style-name="t1.A5" office:value-type="string">
            <text:p text:style-name="P8">7 мк<text:span text:style-name="T9">Гр</text:span>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9">0</text:span> <text:span text:style-name="T9">мкГр/ч</text:span>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9">0,</text:span>7 м<text:span text:style-name="T9">Гр</text:span>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9">Гр</text:span>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9">70</text:span> <text:span text:style-name="T9">мГр</text:span>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11" office:value-type="string">
            <text:p text:style-name="P8"><text:span text:style-name="T9">0,</text:span>7 <text:span text:style-name="T9">Гр</text:span>/ч</text:p>
          </table:table-cell>
          <table:table-cell table:style-name="t1.B11" office:value-type="string">
            <text:p text:style-name="P9">$1-36</text:p>
          </table:table-cell>
          <table:table-cell table:style-name="t1.B11" office:value-type="string">
            <text:p text:style-name="P9">$1-46</text:p>
          </table:table-cell>
          <table:table-cell table:style-name="t1.B11" office:value-type="string">
            <text:p text:style-name="P9">$1-56</text:p>
          </table:table-cell>
          <table:table-cell table:style-name="t1.B11" office:value-type="string">
            <text:p text:style-name="P9">$1-66</text:p>
          </table:table-cell>
          <table:table-cell table:style-name="t1.B11" office:value-type="string">
            <text:p text:style-name="P9">$1-76</text:p>
          </table:table-cell>
          <table:table-cell table:style-name="t1.B11" office:value-type="string">
            <text:p text:style-name="P9">$1-86</text:p>
          </table:table-cell>
          <table:table-cell table:style-name="t1.B11" office:value-type="string">
            <text:p text:style-name="P9">$1-06</text:p>
          </table:table-cell>
          <table:table-cell table:style-name="t1.B11" office:value-type="string">
            <text:p text:style-name="P9">$1-16</text:p>
          </table:table-cell>
          <table:table-cell table:style-name="t1.B11" office:value-type="string">
            <text:p text:style-name="P9">$1-26</text:p>
          </table:table-cell>
          <table:covered-table-cell/>
        </table:table-row>
      </table:table>
      <text:p text:style-name="P24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0:47.91</dc:date>
    <meta:editing-duration>P3DT2H42M12S</meta:editing-duration>
    <meta:editing-cycles>318</meta:editing-cycles>
    <meta:generator>OpenOffice/4.1.6$Win32 OpenOffice.org_project/416m1$Build-9790</meta:generator>
    <meta:document-statistic meta:table-count="2" meta:image-count="0" meta:object-count="0" meta:page-count="2" meta:paragraph-count="115" meta:word-count="269" meta:character-count="1985"/>
  </office:meta>
</office:document-meta>
</file>